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.95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g xml:id="id2" draw:id="id2">
          <draw:custom-shape draw:style-name="gr1" draw:text-style-name="P1" draw:layer="layout" svg:width="3.5cm" svg:height="1.2cm" svg:x="8.6cm" svg:y="2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5cm" svg:height="1.6cm" svg:x="8.6cm" svg:y="3.79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0.64cm" svg:x="9.744cm" svg:y="2.8cm">
            <draw:text-box>
              <text:p><text:span text:style-name="T1">0800</text:span></text:p>
            </draw:text-box>
          </draw:frame>
          <draw:frame draw:style-name="gr3" draw:text-style-name="P3" draw:layer="layout" svg:width="3.455cm" svg:height="1.5cm" svg:x="8.645cm" svg:y="3.8cm">
            <draw:text-box>
              <text:p text:style-name="P1"><text:span text:style-name="T2">Tipo de clientes</text:span></text:p>
            </draw:text-box>
          </draw:frame>
        </draw:g>
        <draw:g xml:id="id1" draw:id="id1">
          <draw:custom-shape draw:style-name="gr1" draw:text-style-name="P1" draw:layer="layout" svg:width="3.5cm" svg:height="1.2cm" svg:x="5.2cm" svg:y="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5cm" svg:height="1.6cm" svg:x="5.2cm" svg:y="9.19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455cm" svg:height="1.5cm" svg:x="5.245cm" svg:y="9.2cm">
            <draw:text-box>
              <text:p text:style-name="P1"><text:span text:style-name="T3">CRU</text:span></text:p>
            </draw:text-box>
          </draw:frame>
        </draw:g>
        <draw:g xml:id="id3" draw:id="id3">
          <draw:custom-shape draw:style-name="gr1" draw:text-style-name="P1" draw:layer="layout" svg:width="3.5cm" svg:height="1.2cm" svg:x="13.227cm" svg:y="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5cm" svg:height="1.6cm" svg:x="13.227cm" svg:y="9.19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0.64cm" svg:x="14.371cm" svg:y="8.2cm">
            <draw:text-box>
              <text:p><text:span text:style-name="T1">0880</text:span></text:p>
            </draw:text-box>
          </draw:frame>
          <draw:frame draw:style-name="gr3" draw:text-style-name="P4" draw:layer="layout" svg:width="3.455cm" svg:height="1.5cm" svg:x="13.272cm" svg:y="9.2cm">
            <draw:text-box>
              <text:p text:style-name="P1"><text:span text:style-name="T3">Eliminar tipo de </text:span></text:p>
              <text:p text:style-name="P1"><text:span text:style-name="T3">clientes</text:span></text:p>
            </draw:text-box>
          </draw:frame>
        </draw:g>
        <draw:g>
          <draw:g>
            <draw:polygon draw:style-name="gr4" draw:text-style-name="P1" draw:layer="layout" svg:width="0.957cm" svg:height="0.96cm" draw:transform="rotate (-1.10985487134319) translate (12.3741179449116cm 9.5100903501332cm)" svg:viewBox="0 0 958 961" draw:points="0,961 758,200 672,112 958,0 843,289 758,200">
              <text:p/>
            </draw:polygon>
            <draw:path draw:style-name="gr4" draw:text-style-name="P1" draw:layer="layout" svg:width="0.225cm" svg:height="0.226cm" draw:transform="skewX (0.00436332312998587) rotate (-1.10130275800842) translate (11.5731302394992cm 9.7883318310232cm)" svg:viewBox="0 0 226 227" svg:d="m113 0c63 0 113 50 113 114s-50 113-114 113-112-51-112-115 49-112 113-112z">
              <text:p/>
            </draw:path>
          </draw:g>
          <draw:frame draw:style-name="gr2" draw:text-style-name="P5" draw:layer="layout" svg:width="1.51cm" svg:height="0.569cm" svg:x="11.2cm" svg:y="9.394cm">
            <draw:text-box>
              <text:p text:style-name="P1"><text:span text:style-name="T4">Id_serie</text:span></text:p>
            </draw:text-box>
          </draw:frame>
        </draw:g>
        <draw:g>
          <draw:line draw:style-name="gr5" draw:text-style-name="P1" draw:layer="layout" svg:x1="12.727cm" svg:y1="9.094cm" svg:x2="11.527cm" svg:y2="8.663cm">
            <text:p/>
          </draw:line>
          <draw:frame draw:style-name="gr2" draw:text-style-name="P5" draw:layer="layout" svg:width="1.531cm" svg:height="0.569cm" svg:x="11.227cm" svg:y="8.094cm">
            <draw:text-box>
              <text:p text:style-name="P1"><text:span text:style-name="T4">Eliminar</text:span></text:p>
            </draw:text-box>
          </draw:frame>
        </draw:g>
        <draw:connector draw:style-name="gr6" draw:text-style-name="P1" draw:layer="layout" svg:x1="6.95cm" svg:y1="8cm" svg:x2="10.35cm" svg:y2="5.394cm" draw:start-shape="id1" draw:start-glue-point="0" draw:end-shape="id2" draw:end-glue-point="2" svg:d="m6950 8000v-1303h3400v-1303">
          <text:p/>
        </draw:connector>
        <draw:connector draw:style-name="gr6" draw:text-style-name="P1" draw:layer="layout" svg:x1="14.977cm" svg:y1="8cm" svg:x2="10.35cm" svg:y2="5.394cm" draw:start-shape="id3" draw:start-glue-point="0" draw:end-shape="id2" draw:end-glue-point="2" svg:d="m14977 8000v-1303h-4627v-1303">
          <text:p/>
        </draw:connector>
        <draw:custom-shape draw:style-name="gr7" draw:text-style-name="P1" draw:layer="layout" svg:width="1.1cm" svg:height="0.7cm" draw:transform="rotate (-3.08905824310476) translate (10.915cm 6.271cm)">
          <text:p/>
          <draw:enhanced-geometry svg:viewBox="0 0 21600 21600" draw:mirror-horizontal="true" draw:text-areas="0 0 21600 21600" draw:type="circular-arrow" draw:modifiers="-175.935284826666 9.39431636770734 6890.229451589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9T23:58:22.22</meta:creation-date>
    <dc:date>2012-06-30T00:02:23.21</dc:date>
    <meta:editing-duration>PT4M</meta:editing-duration>
    <meta:editing-cycles>2</meta:editing-cycles>
    <meta:generator>LibreOffice/3.4$Win32 LibreOffice_project/340m1$Build-302</meta:generator>
    <meta:document-statistic meta:object-count="25"/>
  </office:meta>
</office:document-meta>
</file>